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43in"/>
    </style:style>
    <style:style style:name="co2" style:family="table-column">
      <style:table-column-properties fo:break-before="auto" style:column-width="0.946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# of Clients</text:p>
          </table:table-cell>
          <table:table-cell table:style-name="ce1" office:value-type="string">
            <text:p>Average response time – 1000 requests ns</text:p>
          </table:table-cell>
          <table:table-cell office:value-type="string">
            <text:p>Client 1</text:p>
          </table:table-cell>
          <table:table-cell office:value-type="string">
            <text:p>Client 2 </text:p>
          </table:table-cell>
          <table:table-cell office:value-type="string">
            <text:p>Client 3</text:p>
          </table:table-cell>
          <table:table-cell office:value-type="string">
            <text:p>Client 4</text:p>
          </table:table-cell>
          <table:table-cell office:value-type="string">
            <text:p>Client 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518332">
            <text:p>151833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table:formula="of:=AVERAGE([.C3];[.D3])" office:value-type="float" office:value="2433240.5">
            <text:p>2433240.5</text:p>
          </table:table-cell>
          <table:table-cell office:value-type="float" office:value="2608790">
            <text:p>2608790</text:p>
          </table:table-cell>
          <table:table-cell office:value-type="float" office:value="2257691">
            <text:p>2257691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table:formula="of:=AVERAGE([.C4];[.D4];[.E4])" office:value-type="float" office:value="4188316">
            <text:p>4188316</text:p>
          </table:table-cell>
          <table:table-cell office:value-type="float" office:value="4194463">
            <text:p>4194463</text:p>
          </table:table-cell>
          <table:table-cell office:value-type="float" office:value="4082387">
            <text:p>4082387</text:p>
          </table:table-cell>
          <table:table-cell office:value-type="float" office:value="4288098">
            <text:p>4288098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table:formula="of:=AVERAGE([.C5];[.D5];[.E5];[.F5])" office:value-type="float" office:value="5506229.25">
            <text:p>5506229.25</text:p>
          </table:table-cell>
          <table:table-cell office:value-type="float" office:value="5145578">
            <text:p>5145578</text:p>
          </table:table-cell>
          <table:table-cell office:value-type="float" office:value="5445444">
            <text:p>5445444</text:p>
          </table:table-cell>
          <table:table-cell office:value-type="float" office:value="5852008">
            <text:p>5852008</text:p>
          </table:table-cell>
          <table:table-cell office:value-type="float" office:value="5581887">
            <text:p>5581887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table:formula="of:=AVERAGE([.C6];[.D6];[.E6];[.F6];[.G6])" office:value-type="float" office:value="6606085">
            <text:p>6606085</text:p>
          </table:table-cell>
          <table:table-cell office:value-type="float" office:value="6542698">
            <text:p>6542698</text:p>
          </table:table-cell>
          <table:table-cell office:value-type="float" office:value="6726624">
            <text:p>6726624</text:p>
          </table:table-cell>
          <table:table-cell office:value-type="float" office:value="6661765">
            <text:p>6661765</text:p>
          </table:table-cell>
          <table:table-cell office:value-type="float" office:value="6525636">
            <text:p>6525636</text:p>
          </table:table-cell>
          <table:table-cell office:value-type="float" office:value="6573702">
            <text:p>6573702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>
            <draw:frame table:end-cell-address="Sheet1.D23" table:end-x="0.2732in" table:end-y="0.1476in" draw:z-index="0" draw:style-name="gr1" svg:width="2.9598in" svg:height="2.7504in" svg:x="0.1953in" svg:y="0.0539in">
              <draw:object draw:notify-on-update-of-ranges="Sheet1.A1:Sheet1.A1 Sheet1.A2:Sheet1.A6 Sheet1.B1:Sheet1.B1 Sheet1.B2:Sheet1.B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  <table:table-row table:style-name="ro2" table:number-rows-repeated="16">
          <table:table-cell table:number-columns-repeated="7"/>
        </table:table-row>
        <table:table-row table:style-name="ro2">
          <table:table-cell office:value-type="string">
            <text:p>Clearly, with the increase of clients the average response time to each client increases drastically.</text:p>
          </table:table-cell>
          <table:table-cell table:number-columns-repeated="6"/>
        </table:table-row>
        <table:table-row table:style-name="ro2">
          <table:table-cell office:value-type="string">
            <text:p>This is mostly likely caused by the synchronization of updates to the registry data structure,</text:p>
          </table:table-cell>
          <table:table-cell table:number-columns-repeated="6"/>
        </table:table-row>
        <table:table-row table:style-name="ro2">
          <table:table-cell office:value-type="string">
            <text:p>which is necessary to prevent synchronization problems.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1">03/01/2011</text:date>, <text:time>17:0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ck O'Shea</meta:initial-creator>
    <meta:creation-date>2011-03-01T16:07:04</meta:creation-date>
    <dc:date>2011-03-01T17:03:46</dc:date>
    <dc:creator>Patrick O'Shea</dc:creator>
    <meta:editing-duration>PT00H56M43S</meta:editing-duration>
    <meta:editing-cycles>9</meta:editing-cycles>
    <meta:generator>OpenOffice.org/3.2$Linux OpenOffice.org_project/320m12$Build-9483</meta:generator>
    <meta:document-statistic meta:table-count="3" meta:cell-count="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fill-color="#004586"/>
      <style:text-properties fo:font-size="6pt" style:font-size-asian="6pt" style:font-size-complex="6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7.519cm" svg:height="6.987cm" xlink:href=".." chart:class="chart:bar" chart:style-name="ch1">
        <chart:legend chart:legend-position="end" svg:x="5.237cm" svg:y="2.388cm" chart:style-name="ch2"/>
        <chart:plot-area chart:style-name="ch3" table:cell-range-address="Sheet1.A1:Sheet1.B6" chart:data-source-has-labels="row" svg:x="0.15cm" svg:y="0.139cm" svg:width="4.938cm" svg:height="6.5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6" chart:label-cell-address="Sheet1.A1:Sheet1.A1" chart:class="chart:bar">
            <chart:data-point chart:repeated="5"/>
          </chart:series>
          <chart:series chart:style-name="ch8" chart:values-cell-range-address="Sheet1.B2:Sheet1.B6" chart:label-cell-address="Sheet1.B1:Sheet1.B1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1:Sheet1.A1"># of Clients</text:p>
              </table:table-cell>
              <table:table-cell office:value-type="string">
                <text:p text:id="Sheet1.B1:Sheet1.B1">Average response time – 1000 requests n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Sheet1.A2:Sheet1.A6">1</text:p>
              </table:table-cell>
              <table:table-cell office:value-type="float" office:value="1518332">
                <text:p text:id="Sheet1.B2:Sheet1.B6">15183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33240.5">
                <text:p>243324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188316">
                <text:p>41883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506229.25">
                <text:p>5506229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06085">
                <text:p>66060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